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Footnote">
      <style:paragraph-properties fo:margin-left="0in" fo:margin-right="0in" fo:text-indent="0in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Planning Research Review</text:p>
      <text:p text:style-name="Standard"/>
      <text:p text:style-name="Standard"/>
      <text:p text:style-name="Standard"/>
      <text:p text:style-name="Standard">Using automated systems to provide solutions for planning problems requires that the problem be formulated in some symbolic language that allows the solution space to be searched and reasoned about. <text:s/>This short overview details three important historical systems in planning representation languages.</text:p>
      <text:p text:style-name="Standard"/>
      <text:p text:style-name="P1">STRIPS <text:note text:id="ftn0" text:note-class="footnote"><text:note-citation>1</text:note-citation><text:note-body><text:p text:style-name="P3"><text:s/>https://en.wikipedia.org/wiki/STRIPS</text:p></text:note-body></text:note></text:p>
      <text:p text:style-name="P1"/>
      <text:p text:style-name="P2">In 1971, Richard Fikes and Nils Nilsson developed STRIPS <text:note text:id="ftn3" text:note-class="footnote"><text:note-citation>2</text:note-citation><text:note-body><text:p text:style-name="P5"><text:s/><text:a xlink:type="simple" xlink:href="http://ai.stanford.edu/~nilsson/OnlinePubs-Nils/PublishedPapers/strips.pdf" text:style-name="Internet_20_link" text:visited-style-name="Visited_20_Internet_20_Link">http://ai.stanford.edu/~nilsson/OnlinePubs-Nils/PublishedPapers/strips.pdf</text:a></text:p></text:note-body></text:note> (Stanford Research Institute Problem Solver) as an automated planner. <text:s/>Later, the same name was given to the language that describes the input to the planning system. <text:s/>Most planning languages in use today are based on STRIPS but have made improvements. <text:s/>STRIPS had a lot of features we recognize in todays planning languages such as initial state, goal states and actions with pre and post conditions. <text:s/>STRIPS is a closed world <text:note text:id="ftn4" text:note-class="footnote"><text:note-citation>3</text:note-citation><text:note-body><text:p text:style-name="P5"><text:s/>https://en.wikipedia.org/wiki/Closed-world_assumption</text:p></text:note-body></text:note> in that anything not known to be true is considered false. <text:s/>This is a restriction which limited the expressiveness of the language. </text:p>
      <text:p text:style-name="Standard"/>
      <text:p text:style-name="P1">ADL <text:note text:id="ftn1" text:note-class="footnote"><text:note-citation>4</text:note-citation><text:note-body><text:p text:style-name="P5"><text:s/><text:a xlink:type="simple" xlink:href="https://en.wikipedia.org/wiki/Action_description_language" text:style-name="Internet_20_link" text:visited-style-name="Visited_20_Internet_20_Link">https://en.wikipedia.org/wiki/Action_description_language</text:a></text:p></text:note-body></text:note></text:p>
      <text:p text:style-name="P1"/>
      <text:p text:style-name="P2"/>
      <text:p text:style-name="Standard">In 1987, Edwin Pednault developed ADL as an improvement over STRIPS. <text:s/>He realized that an improvement could be made if the effects of operators were conditional. <text:s/>More improvements were made in B and C versions. <text:s/>In response to STRIPS limitation of a closed world, ADL is an open world. <text:s/>This means that in that everything not mentioned in the initial state is considered unknown as opposed to false in the closed world of STRIPS. <text:s/>STRIPS also had only positive literals and conjunctions, which ADL remedied with the allowance of negative literals and disjunctions. </text:p>
      <text:p text:style-name="Standard"/>
      <text:p text:style-name="P1">PDDL <text:note text:id="ftn2" text:note-class="footnote"><text:note-citation>5</text:note-citation><text:note-body><text:p text:style-name="P3"><text:s/>https://en.wikipedia.org/wiki/Planning_Domain_Definition_Language</text:p></text:note-body></text:note></text:p>
      <text:p text:style-name="P1"/>
      <text:p text:style-name="P2">In 1998, Drew McDermott and colleagues saw the need to have a standard planning language to drive progress of basic research. <text:s/>Previously, researchers would use formalisms that were oriented towards specific applications, which was not conducive to shared research. <text:s/>This facilitated the 1998/2000 International Planning Competition(IPC). <text:s/>The language evolved as more IPC competitions were held. Here is a list of some of the features added.</text:p>
      <text:p text:style-name="Standard"/>
      <text:p text:style-name="Standard">2.1: <text:s/>Numeric fluents allowed, to model non-binary objects.</text:p>
      <text:p text:style-name="Standard">2.2: <text:s/>Derived predicates, A is reachable from B and B is reachable from C, then A is reachable from C.</text:p>
      <text:p text:style-name="Standard">3.0: <text:s/>State-Trajectory Constrains</text:p>
      <text:p text:style-name="Standard">3.1: <text:s/>Object Fluents. <text:s/>Fluents could now be objects, in addition to numeric values 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2T18:15:31</meta:creation-date>
    <meta:generator>OpenOffice/4.1.1$Unix OpenOffice.org_project/411m6$Build-9775</meta:generator>
    <dc:date>2017-10-25T10:11:53</dc:date>
    <meta:editing-duration>P2DT15H56M22S</meta:editing-duration>
    <meta:editing-cycles>5</meta:editing-cycles>
    <meta:document-statistic meta:table-count="0" meta:image-count="0" meta:object-count="0" meta:page-count="2" meta:paragraph-count="17" meta:word-count="361" meta:character-count="2539"/>
  </office:meta>
</office:document-meta>
</file>